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FrameElementImpl.setScrolling( String scroll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ElementImpl.setNoResize( boolean noR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ElementImpl.getNoR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ElementImpl.setMarginHeight( String margin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ElementImpl.getScrol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ElementImpl.getFrameB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ElementImpl.setMarginWidth( String margin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ElementImpl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Element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ElementImpl.getLong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ElementImpl.setFrameBorder( String frame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ElementImpl.getMargin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ElementImpl.HTMLFrame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ElementImpl.getMargin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ElementImpl.setLongDesc( String long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rameElementImpl.get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